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3ef" officeooo:paragraph-rsid="000993ef"/>
    </style:style>
    <style:style style:name="T1" style:family="text">
      <style:text-properties officeooo:rsid="000a56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artes 12 de Marzo del 2024</text:p>
      <text:p text:style-name="P1">-Definimos la idea de un proyecto: Ediciones (currículums, powerpoint, presentaciones) </text:p>
      <text:p text:style-name="P1"/>
      <text:p text:style-name="P1">Martes 19 de Marzo del 2024</text:p>
      <text:p text:style-name="P1">-Identificamos al proyecto elegido como proyecto productivo <text:s/>y sus fases de gestión (inicio, planificación, ejecución, desempeño y cierre) </text:p>
      <text:p text:style-name="P1"/>
      <text:p text:style-name="P1">Martes 9 de Abril del 2024</text:p>
      <text:p text:style-name="P1">-Aprendimos sobre los tipos de liderazgo <text:span text:style-name="T1">tomando al liderazgo x como referencia para organizar y dirigir nuestro proyecto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3T18:11:37.723284921</meta:creation-date>
    <dc:date>2024-05-03T18:32:10.247004594</dc:date>
    <meta:editing-duration>PT7M52S</meta:editing-duration>
    <meta:editing-cycles>1</meta:editing-cycles>
    <meta:document-statistic meta:table-count="0" meta:image-count="0" meta:object-count="0" meta:page-count="2" meta:paragraph-count="6" meta:word-count="64" meta:character-count="428" meta:non-whitespace-character-count="367"/>
    <meta:generator>LibreOffice/6.1.5.2$Linux_X86_64 LibreOffice_project/10$Build-2</meta:generator>
  </office:meta>
</office:document-meta>
</file>